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Ubuntu" svg:font-family="Ubuntu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orphans="0" fo:widows="0" fo:hyphenation-ladder-count="no-limit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Helvetica" fo:font-size="14pt" officeooo:paragraph-rsid="001589c9" style:font-size-asian="14pt" fo:hyphenate="false" fo:hyphenation-remain-char-count="2" fo:hyphenation-push-char-count="2"/>
    </style:style>
    <style:style style:name="P2" style:family="paragraph" style:parent-style-name="Standard">
      <style:paragraph-properties fo:text-align="start" style:justify-single-word="false" fo:orphans="0" fo:widows="0" fo:hyphenation-ladder-count="no-limit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officeooo:paragraph-rsid="001589c9" fo:hyphenate="false" fo:hyphenation-remain-char-count="2" fo:hyphenation-push-char-count="2"/>
    </style:style>
    <style:style style:name="P3" style:family="paragraph" style:parent-style-name="Standard" style:master-page-name="Standard">
      <style:paragraph-properties fo:text-align="start" style:justify-single-word="false" fo:orphans="0" fo:widows="0" fo:hyphenation-ladder-count="no-limit" style:page-number="auto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officeooo:paragraph-rsid="001589c9" fo:hyphenate="false" fo:hyphenation-remain-char-count="2" fo:hyphenation-push-char-count="2"/>
    </style:style>
    <style:style style:name="P4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/>
    </style:style>
    <style:style style:name="P5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officeooo:rsid="00171a48" officeooo:paragraph-rsid="00171a48"/>
    </style:style>
    <style:style style:name="P6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officeooo:rsid="00171a48" officeooo:paragraph-rsid="001745ed"/>
    </style:style>
    <style:style style:name="P7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officeooo:rsid="00171a48" officeooo:paragraph-rsid="00171a48" fo:background-color="#e4e4ff"/>
    </style:style>
    <style:style style:name="P8" style:family="paragraph" style:parent-style-name="Preformatted_20_Text">
      <style:paragraph-properties fo:margin-top="0cm" fo:margin-bottom="0.499cm" loext:contextual-spacing="false"/>
      <style:text-properties fo:color="#000000" style:font-name="Ubuntu" fo:font-size="11.3000001907349pt" officeooo:rsid="00171a48" officeooo:paragraph-rsid="00171a48" fo:background-color="#e4e4ff"/>
    </style:style>
    <style:style style:name="P9" style:family="paragraph" style:parent-style-name="Preformatted_20_Text">
      <style:text-properties fo:color="#000000"/>
    </style:style>
    <style:style style:name="P10" style:family="paragraph" style:parent-style-name="Preformatted_20_Text">
      <style:text-properties fo:color="#000000" style:font-name="DejaVu Sans Mono" fo:font-size="9pt"/>
    </style:style>
    <style:style style:name="P11" style:family="paragraph" style:parent-style-name="Preformatted_20_Text">
      <style:paragraph-properties fo:text-align="start" style:justify-single-word="false" fo:orphans="0" fo:widows="0" fo:hyphenation-ladder-count="no-limit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DejaVu Sans Mono" fo:font-size="9pt" officeooo:paragraph-rsid="001589c9" style:font-size-asian="14pt" fo:hyphenate="false" fo:hyphenation-remain-char-count="2" fo:hyphenation-push-char-count="2"/>
    </style:style>
    <style:style style:name="T1" style:family="text">
      <style:text-properties style:font-name="Helvetica" fo:font-size="14pt" style:font-size-asian="14pt"/>
    </style:style>
    <style:style style:name="T2" style:family="text">
      <style:text-properties style:font-name="Helvetica" fo:font-size="14pt" officeooo:rsid="001f705a" style:font-size-asian="14pt"/>
    </style:style>
    <style:style style:name="T3" style:family="text">
      <style:text-properties fo:font-style="italic"/>
    </style:style>
    <style:style style:name="T4" style:family="text">
      <style:text-properties fo:color="#0000ff"/>
    </style:style>
    <style:style style:name="T5" style:family="text">
      <style:text-properties fo:color="#0000ff" fo:font-weight="bold"/>
    </style:style>
    <style:style style:name="T6" style:family="text">
      <style:text-properties fo:color="#0000ff" style:font-name="DejaVu Sans Mono" fo:font-size="9pt"/>
    </style:style>
    <style:style style:name="T7" style:family="text">
      <style:text-properties fo:color="#0000ff" style:font-name="DejaVu Sans Mono" fo:font-size="9pt" fo:font-weight="bold"/>
    </style:style>
    <style:style style:name="T8" style:family="text">
      <style:text-properties fo:color="#008000"/>
    </style:style>
    <style:style style:name="T9" style:family="text">
      <style:text-properties fo:color="#008000" fo:font-weight="bold"/>
    </style:style>
    <style:style style:name="T10" style:family="text">
      <style:text-properties fo:color="#008000" style:font-name="DejaVu Sans Mono" fo:font-size="9pt" fo:font-weight="bold"/>
    </style:style>
    <style:style style:name="T11" style:family="text">
      <style:text-properties fo:color="#000080"/>
    </style:style>
    <style:style style:name="T12" style:family="text">
      <style:text-properties fo:color="#000080" fo:font-weight="bold"/>
    </style:style>
    <style:style style:name="T13" style:family="text">
      <style:text-properties fo:color="#000080" style:font-name="DejaVu Sans Mono" fo:font-size="9pt" fo:font-weight="bold"/>
    </style:style>
    <style:style style:name="T14" style:family="text">
      <style:text-properties fo:color="#660e7a" fo:font-weight="bold"/>
    </style:style>
    <style:style style:name="T15" style:family="text">
      <style:text-properties fo:color="#660e7a" style:font-name="DejaVu Sans Mono" fo:font-size="9pt" fo:font-weight="bold"/>
    </style:style>
    <style:style style:name="T16" style:family="text">
      <style:text-properties fo:color="#660e7a" style:font-name="DejaVu Sans Mono" fo:font-size="9pt" fo:font-style="italic" fo:font-weight="bold"/>
    </style:style>
    <style:style style:name="T17" style:family="text">
      <style:text-properties fo:color="#660e7a" fo:font-style="italic" fo:font-weight="bold"/>
    </style:style>
    <style:style style:name="T18" style:family="text">
      <style:text-properties style:font-name="DejaVu Sans Mono" fo:font-size="9pt"/>
    </style:style>
    <style:style style:name="T19" style:family="text">
      <style:text-properties style:font-name="DejaVu Sans Mono" fo:font-size="9pt" fo:font-style="italic"/>
    </style:style>
    <style:style style:name="T20" style:family="text">
      <style:text-properties officeooo:rsid="001745ed"/>
    </style:style>
    <style:style style:name="T21" style:family="text">
      <style:text-properties fo:color="#808000"/>
    </style:style>
    <style:style style:name="T22" style:family="text">
      <style:text-properties fo:color="#808000" style:font-name="DejaVu Sans Mono" fo:font-size="9pt"/>
    </style:style>
    <style:style style:name="T23" style:family="text">
      <style:text-properties fo:background-color="#e4e4ff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1. Create a new project “</text:span><text:span text:style-name="T2">GestureDemo</text:span><text:span text:style-name="T1">”</text:span></text:p>
      <text:p text:style-name="P2"><text:span text:style-name="T1">(</text:span><text:span text:style-name="T2">s1</text:span><text:span text:style-name="T1">)</text:span></text:p>
      <text:p text:style-name="P1"/>
      <text:p text:style-name="P1">2. Select Target android device</text:p>
      <text:p text:style-name="P2"><text:span text:style-name="T1">(</text:span><text:span text:style-name="T2">s2</text:span><text:span text:style-name="T1">)</text:span></text:p>
      <text:p text:style-name="P1"/>
      <text:p text:style-name="P1">3. Add an activity to mobile -&gt; Select Empty Activity</text:p>
      <text:p text:style-name="P2"><text:span text:style-name="T1">(</text:span><text:span text:style-name="T2">s3</text:span><text:span text:style-name="T1">)</text:span></text:p>
      <text:p text:style-name="P1"/>
      <text:p text:style-name="P1">4. Customize the Activity</text:p>
      <text:p text:style-name="P2"><text:span text:style-name="T1">(</text:span><text:span text:style-name="T2">s4</text:span><text:span text:style-name="T1">)</text:span></text:p>
      <text:p text:style-name="P2"/>
      <text:p text:style-name="P2"/>
      <text:p text:style-name="P1">5. activity_main.xml</text:p>
      <text:p text:style-name="P1"/>
      <text:p text:style-name="P11"><text:span text:style-name="T3">&lt;?</text:span><text:span text:style-name="T5">xml version=</text:span><text:span text:style-name="T9">"1.0" </text:span><text:span text:style-name="T5">encoding=</text:span><text:span text:style-name="T9">"utf-8"</text:span><text:span text:style-name="T3">?&gt;</text:span></text:p>
      <text:p text:style-name="P10">&lt;<text:span text:style-name="T12">LinearLayout </text:span><text:span text:style-name="T5">xmlns:</text:span><text:span text:style-name="T14">android</text:span><text:span text:style-name="T5">=</text:span><text:span text:style-name="T9">"http://schemas.android.com/apk/res/android"</text:span></text:p>
      <text:p text:style-name="P9"><text:span text:style-name="T8"><text:s text:c="4"/></text:span><text:span text:style-name="T7">xmlns:</text:span><text:span text:style-name="T15">tools</text:span><text:span text:style-name="T7">=</text:span><text:span text:style-name="T10">"http://schemas.android.com/tools"</text:span></text:p>
      <text:p text:style-name="P9"><text:span text:style-name="T8"><text:s text:c="4"/></text:span><text:span text:style-name="T15">android</text:span><text:span text:style-name="T7">:id=</text:span><text:span text:style-name="T10">"@+id/activity_main"</text:span></text:p>
      <text:p text:style-name="P9"><text:span text:style-name="T8"><text:s text:c="4"/></text:span><text:span text:style-name="T15">android</text:span><text:span text:style-name="T7">:layout_width=</text:span><text:span text:style-name="T10">"match_parent"</text:span></text:p>
      <text:p text:style-name="P9"><text:span text:style-name="T8"><text:s text:c="4"/></text:span><text:span text:style-name="T15">android</text:span><text:span text:style-name="T7">:layout_height=</text:span><text:span text:style-name="T10">"match_parent"</text:span></text:p>
      <text:p text:style-name="P9"><text:span text:style-name="T8"><text:s text:c="4"/></text:span><text:span text:style-name="T15">android</text:span><text:span text:style-name="T7">:background=</text:span><text:span text:style-name="T10">"#45B39D"</text:span></text:p>
      <text:p text:style-name="P9"><text:span text:style-name="T8"><text:s text:c="4"/></text:span><text:span text:style-name="T15">android</text:span><text:span text:style-name="T7">:orientation=</text:span><text:span text:style-name="T10">"vertical"</text:span><text:span text:style-name="T18">&gt;</text:span></text:p>
      <text:p text:style-name="P9"><text:s text:c="4"/><text:span text:style-name="T18">&lt;</text:span><text:span text:style-name="T13">TextView</text:span></text:p>
      <text:p text:style-name="P9"><text:span text:style-name="T11"><text:s text:c="8"/></text:span><text:span text:style-name="T15">android</text:span><text:span text:style-name="T7">:layout_width=</text:span><text:span text:style-name="T10">"match_parent"</text:span></text:p>
      <text:p text:style-name="P9"><text:span text:style-name="T8"><text:s text:c="8"/></text:span><text:span text:style-name="T15">android</text:span><text:span text:style-name="T7">:layout_height=</text:span><text:span text:style-name="T10">"wrap_content"</text:span></text:p>
      <text:p text:style-name="P9"><text:span text:style-name="T8"><text:s text:c="8"/></text:span><text:span text:style-name="T15">android</text:span><text:span text:style-name="T7">:gravity=</text:span><text:span text:style-name="T10">"center"</text:span></text:p>
      <text:p text:style-name="P9"><text:span text:style-name="T8"><text:s text:c="8"/></text:span><text:span text:style-name="T15">android</text:span><text:span text:style-name="T7">:padding=</text:span><text:span text:style-name="T10">"20dp"</text:span></text:p>
      <text:p text:style-name="P9"><text:span text:style-name="T8"><text:s text:c="8"/></text:span><text:span text:style-name="T15">android</text:span><text:span text:style-name="T7">:text=</text:span><text:span text:style-name="T10">"Transition types"</text:span></text:p>
      <text:p text:style-name="P9"><text:span text:style-name="T8"><text:s text:c="8"/></text:span><text:span text:style-name="T15">android</text:span><text:span text:style-name="T7">:textColor=</text:span><text:span text:style-name="T10">"@android:color/white"</text:span></text:p>
      <text:p text:style-name="P9"><text:span text:style-name="T8"><text:s text:c="8"/></text:span><text:span text:style-name="T15">android</text:span><text:span text:style-name="T7">:textSize=</text:span><text:span text:style-name="T10">"20sp"</text:span></text:p>
      <text:p text:style-name="P9"><text:span text:style-name="T8"><text:s text:c="8"/></text:span><text:span text:style-name="T15">android</text:span><text:span text:style-name="T7">:textStyle=</text:span><text:span text:style-name="T10">"bold" </text:span><text:span text:style-name="T18">/&gt;</text:span></text:p>
      <text:p text:style-name="P9"><text:s text:c="4"/><text:span text:style-name="T18">&lt;</text:span><text:span text:style-name="T13">Button</text:span></text:p>
      <text:p text:style-name="P9"><text:span text:style-name="T11"><text:s text:c="8"/></text:span><text:span text:style-name="T15">android</text:span><text:span text:style-name="T7">:id=</text:span><text:span text:style-name="T10">"@+id/transition1"</text:span></text:p>
      <text:p text:style-name="P9"><text:span text:style-name="T8"><text:s text:c="8"/></text:span><text:span text:style-name="T15">android</text:span><text:span text:style-name="T7">:layout_width=</text:span><text:span text:style-name="T10">"match_parent"</text:span></text:p>
      <text:p text:style-name="P9"><text:span text:style-name="T8"><text:s text:c="8"/></text:span><text:span text:style-name="T15">android</text:span><text:span text:style-name="T7">:layout_height=</text:span><text:span text:style-name="T10">"wrap_content"</text:span></text:p>
      <text:p text:style-name="P9"><text:span text:style-name="T8"><text:s text:c="8"/></text:span><text:span text:style-name="T15">android</text:span><text:span text:style-name="T7">:text=</text:span><text:span text:style-name="T10">"Explode transition" </text:span><text:span text:style-name="T18">/&gt;</text:span></text:p>
      <text:p text:style-name="P9"><text:s text:c="4"/><text:span text:style-name="T18">&lt;</text:span><text:span text:style-name="T13">Button</text:span></text:p>
      <text:p text:style-name="P9"><text:span text:style-name="T11"><text:s text:c="8"/></text:span><text:span text:style-name="T15">android</text:span><text:span text:style-name="T7">:id=</text:span><text:span text:style-name="T10">"@+id/transition2"</text:span></text:p>
      <text:p text:style-name="P9"><text:span text:style-name="T8"><text:s text:c="8"/></text:span><text:span text:style-name="T15">android</text:span><text:span text:style-name="T7">:layout_width=</text:span><text:span text:style-name="T10">"match_parent"</text:span></text:p>
      <text:p text:style-name="P9"><text:span text:style-name="T8"><text:s text:c="8"/></text:span><text:span text:style-name="T15">android</text:span><text:span text:style-name="T7">:layout_height=</text:span><text:span text:style-name="T10">"wrap_content"</text:span></text:p>
      <text:p text:style-name="P9"><text:span text:style-name="T8"><text:s text:c="8"/></text:span><text:span text:style-name="T15">android</text:span><text:span text:style-name="T7">:text=</text:span><text:span text:style-name="T10">"Explode with bounce transition" </text:span><text:span text:style-name="T18">/&gt;</text:span></text:p>
      <text:p text:style-name="P9"><text:s text:c="4"/><text:span text:style-name="T18">&lt;</text:span><text:span text:style-name="T13">Button</text:span></text:p>
      <text:p text:style-name="P9"><text:span text:style-name="T11"><text:s text:c="8"/></text:span><text:span text:style-name="T15">android</text:span><text:span text:style-name="T7">:id=</text:span><text:span text:style-name="T10">"@+id/transition3"</text:span></text:p>
      <text:p text:style-name="P9"><text:span text:style-name="T8"><text:s text:c="8"/></text:span><text:span text:style-name="T15">android</text:span><text:span text:style-name="T7">:layout_width=</text:span><text:span text:style-name="T10">"match_parent"</text:span></text:p>
      <text:p text:style-name="P9"><text:span text:style-name="T8"><text:s text:c="8"/></text:span><text:span text:style-name="T15">android</text:span><text:span text:style-name="T7">:layout_height=</text:span><text:span text:style-name="T10">"wrap_content"</text:span></text:p>
      <text:p text:style-name="P9"><text:span text:style-name="T8"><text:s text:c="8"/></text:span><text:span text:style-name="T15">android</text:span><text:span text:style-name="T7">:text=</text:span><text:span text:style-name="T10">"Slide from right transition" </text:span><text:span text:style-name="T18">/&gt;</text:span></text:p>
      <text:p text:style-name="P9"><text:s text:c="4"/><text:span text:style-name="T18">&lt;</text:span><text:span text:style-name="T13">Button</text:span></text:p>
      <text:p text:style-name="P9"><text:span text:style-name="T11"><text:s text:c="8"/></text:span><text:span text:style-name="T15">android</text:span><text:span text:style-name="T7">:id=</text:span><text:span text:style-name="T10">"@+id/transition4"</text:span></text:p>
      <text:p text:style-name="P9"><text:span text:style-name="T8"><text:s text:c="8"/></text:span><text:span text:style-name="T15">android</text:span><text:span text:style-name="T7">:layout_width=</text:span><text:span text:style-name="T10">"match_parent"</text:span></text:p>
      <text:p text:style-name="P9"><text:span text:style-name="T8"><text:s text:c="8"/></text:span><text:span text:style-name="T15">android</text:span><text:span text:style-name="T7">:layout_height=</text:span><text:span text:style-name="T10">"wrap_content"</text:span></text:p>
      <text:p text:style-name="P9"><text:span text:style-name="T8"><text:s text:c="8"/></text:span><text:span text:style-name="T15">android</text:span><text:span text:style-name="T7">:text=</text:span><text:span text:style-name="T10">"Slide top to bottom" </text:span><text:span text:style-name="T18">/&gt;</text:span></text:p>
      <text:p text:style-name="P4">&lt;/<text:span text:style-name="T12">LinearLayout</text:span>&gt;</text:p>
      <text:p text:style-name="P4"/>
      <text:p text:style-name="P5"><text:soft-page-break/><text:span text:style-name="T20">6. </text:span>transition_activity.xml</text:p>
      <text:p text:style-name="P5"/>
      <text:p text:style-name="P5">&lt;<text:span text:style-name="T12">LinearLayout </text:span><text:span text:style-name="T5">xmlns:</text:span><text:span text:style-name="T14">android</text:span><text:span text:style-name="T5">=</text:span><text:span text:style-name="T9">"http://schemas.android.com/apk/res/android"</text:span></text:p>
      <text:p text:style-name="P9"><text:span text:style-name="T8"><text:s text:c="4"/></text:span><text:span text:style-name="T7">xmlns:</text:span><text:span text:style-name="T15">app</text:span><text:span text:style-name="T7">=</text:span><text:span text:style-name="T10">"http://schemas.android.com/apk/res-auto"</text:span></text:p>
      <text:p text:style-name="P9"><text:span text:style-name="T8"><text:s text:c="4"/></text:span><text:span text:style-name="T15">android</text:span><text:span text:style-name="T7">:layout_width=</text:span><text:span text:style-name="T10">"match_parent"</text:span></text:p>
      <text:p text:style-name="P9"><text:span text:style-name="T8"><text:s text:c="4"/></text:span><text:span text:style-name="T15">android</text:span><text:span text:style-name="T7">:layout_height=</text:span><text:span text:style-name="T10">"match_parent"</text:span></text:p>
      <text:p text:style-name="P9"><text:span text:style-name="T8"><text:s text:c="4"/></text:span><text:span text:style-name="T15">android</text:span><text:span text:style-name="T7">:layout_weight=</text:span><text:span text:style-name="T10">"1"</text:span></text:p>
      <text:p text:style-name="P9"><text:span text:style-name="T8"><text:s text:c="4"/></text:span><text:span text:style-name="T15">android</text:span><text:span text:style-name="T7">:gravity=</text:span><text:span text:style-name="T10">"center"</text:span></text:p>
      <text:p text:style-name="P9"><text:span text:style-name="T8"><text:s text:c="4"/></text:span><text:span text:style-name="T15">android</text:span><text:span text:style-name="T7">:orientation=</text:span><text:span text:style-name="T10">"vertical"</text:span><text:span text:style-name="T18">&gt;</text:span></text:p>
      <text:p text:style-name="P9"><text:s text:c="4"/><text:span text:style-name="T18">&lt;</text:span><text:span text:style-name="T13">ImageView</text:span></text:p>
      <text:p text:style-name="P9"><text:span text:style-name="T11"><text:s text:c="8"/></text:span><text:span text:style-name="T15">android</text:span><text:span text:style-name="T7">:id=</text:span><text:span text:style-name="T10">"@+id/square_red"</text:span></text:p>
      <text:p text:style-name="P9"><text:span text:style-name="T8"><text:s text:c="8"/></text:span><text:span text:style-name="T15">android</text:span><text:span text:style-name="T7">:layout_width=</text:span><text:span text:style-name="T10">"150dp"</text:span></text:p>
      <text:p text:style-name="P9"><text:span text:style-name="T8"><text:s text:c="8"/></text:span><text:span text:style-name="T15">android</text:span><text:span text:style-name="T7">:layout_height=</text:span><text:span text:style-name="T10">"150dp"</text:span></text:p>
      <text:p text:style-name="P9"><text:span text:style-name="T8"><text:s text:c="8"/></text:span><text:span text:style-name="T15">android</text:span><text:span text:style-name="T7">:src=</text:span><text:span text:style-name="T10">"@drawable/circle_24dp"</text:span></text:p>
      <text:p text:style-name="P9"><text:span text:style-name="T8"><text:s text:c="8"/></text:span><text:span text:style-name="T18">/&gt;</text:span></text:p>
      <text:p text:style-name="P9"><text:s text:c="4"/><text:span text:style-name="T18">&lt;</text:span><text:span text:style-name="T13">TextView</text:span></text:p>
      <text:p text:style-name="P9"><text:span text:style-name="T11"><text:s text:c="8"/></text:span><text:span text:style-name="T15">android</text:span><text:span text:style-name="T7">:id=</text:span><text:span text:style-name="T10">"@+id/activity_title"</text:span></text:p>
      <text:p text:style-name="P9"><text:span text:style-name="T8"><text:s text:c="8"/></text:span><text:span text:style-name="T7">style=</text:span><text:span text:style-name="T10">"@style/Base.TextAppearance.AppCompat.Widget.ActionMode.Subtitle"</text:span></text:p>
      <text:p text:style-name="P9"><text:span text:style-name="T8"><text:s text:c="8"/></text:span><text:span text:style-name="T15">android</text:span><text:span text:style-name="T7">:layout_width=</text:span><text:span text:style-name="T10">"wrap_content"</text:span></text:p>
      <text:p text:style-name="P9"><text:span text:style-name="T8"><text:s text:c="8"/></text:span><text:span text:style-name="T15">android</text:span><text:span text:style-name="T7">:layout_height=</text:span><text:span text:style-name="T10">"wrap_content"</text:span></text:p>
      <text:p text:style-name="P9"><text:span text:style-name="T8"><text:s text:c="8"/></text:span><text:span text:style-name="T15">android</text:span><text:span text:style-name="T7">:padding=</text:span><text:span text:style-name="T10">"20dp"</text:span></text:p>
      <text:p text:style-name="P9"><text:span text:style-name="T8"><text:s text:c="8"/></text:span><text:span text:style-name="T15">android</text:span><text:span text:style-name="T7">:text=</text:span><text:span text:style-name="T10">"Lorem ipsum is a pseudo-Latin text used in web design, typography, layout, and printing in place of English to emphasise design elements over content. It's also called placeholder (or filler) text. It's a convenient tool for mock-ups" </text:span><text:span text:style-name="T18">/&gt;</text:span></text:p>
      <text:p text:style-name="P9"><text:s text:c="4"/><text:span text:style-name="T18">&lt;</text:span><text:span text:style-name="T13">Button</text:span></text:p>
      <text:p text:style-name="P9"><text:span text:style-name="T11"><text:s text:c="8"/></text:span><text:span text:style-name="T15">android</text:span><text:span text:style-name="T7">:id=</text:span><text:span text:style-name="T10">"@+id/exit_button"</text:span></text:p>
      <text:p text:style-name="P9"><text:span text:style-name="T8"><text:s text:c="8"/></text:span><text:span text:style-name="T15">android</text:span><text:span text:style-name="T7">:layout_width=</text:span><text:span text:style-name="T10">"match_parent"</text:span></text:p>
      <text:p text:style-name="P9"><text:span text:style-name="T8"><text:s text:c="8"/></text:span><text:span text:style-name="T15">android</text:span><text:span text:style-name="T7">:layout_height=</text:span><text:span text:style-name="T10">"wrap_content"</text:span></text:p>
      <text:p text:style-name="P9"><text:span text:style-name="T8"><text:s text:c="8"/></text:span><text:span text:style-name="T15">android</text:span><text:span text:style-name="T7">:layout_margin=</text:span><text:span text:style-name="T10">"20dp"</text:span></text:p>
      <text:p text:style-name="P9"><text:span text:style-name="T8"><text:s text:c="8"/></text:span><text:span text:style-name="T15">android</text:span><text:span text:style-name="T7">:layout_marginTop=</text:span><text:span text:style-name="T10">"50dp"</text:span></text:p>
      <text:p text:style-name="P9"><text:span text:style-name="T8"><text:s text:c="8"/></text:span><text:span text:style-name="T15">android</text:span><text:span text:style-name="T7">:text=</text:span><text:span text:style-name="T10">"back to main screen" </text:span><text:span text:style-name="T18">/&gt;</text:span></text:p>
      <text:p text:style-name="P4">&lt;/<text:span text:style-name="T12">LinearLayout</text:span>&gt;</text:p>
      <text:p text:style-name="P5"/>
      <text:p text:style-name="P5"/>
      <text:p text:style-name="P6"><text:span text:style-name="T20">7. Put below 2 xml file in “transition” folder in resources, if you dont find folder please create new folder with name “transition” </text:span></text:p>
      <text:p text:style-name="P6"/>
      <text:p text:style-name="P6"><text:span text:style-name="T20"><text:line-break/></text:span>explode.xml</text:p>
      <text:p text:style-name="P5"><text:span text:style-name="T3">&lt;?</text:span><text:span text:style-name="T5">xml version=</text:span><text:span text:style-name="T9">"1.0" </text:span><text:span text:style-name="T5">encoding=</text:span><text:span text:style-name="T9">"utf-8"</text:span><text:span text:style-name="T3">?&gt;</text:span></text:p>
      <text:p text:style-name="P10">&lt;<text:span text:style-name="T12">transitionSet </text:span><text:span text:style-name="T5">xmlns:</text:span><text:span text:style-name="T14">android</text:span><text:span text:style-name="T5">=</text:span><text:span text:style-name="T9">"http://schemas.android.com/apk/res/android"</text:span>&gt;</text:p>
      <text:p text:style-name="P9"><text:s text:c="4"/><text:span text:style-name="T18">&lt;</text:span><text:span text:style-name="T13">explode</text:span></text:p>
      <text:p text:style-name="P9"><text:span text:style-name="T11"><text:s text:c="8"/></text:span><text:span text:style-name="T15">android</text:span><text:span text:style-name="T7">:duration=</text:span><text:span text:style-name="T10">"500"</text:span></text:p>
      <text:p text:style-name="P9"><text:span text:style-name="T8"><text:s text:c="8"/></text:span><text:span text:style-name="T15">android</text:span><text:span text:style-name="T7">:interpolator=</text:span><text:span text:style-name="T10">"@android:interpolator/bounce" </text:span><text:span text:style-name="T18">/&gt;</text:span></text:p>
      <text:p text:style-name="P4">&lt;/<text:span text:style-name="T12">transitionSet</text:span>&gt;</text:p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5">slide_from_top.xml</text:p>
      <text:p text:style-name="P5"><text:span text:style-name="T3">&lt;?</text:span><text:span text:style-name="T5">xml version=</text:span><text:span text:style-name="T9">"1.0" </text:span><text:span text:style-name="T5">encoding=</text:span><text:span text:style-name="T9">"utf-8"</text:span><text:span text:style-name="T3">?&gt;</text:span></text:p>
      <text:p text:style-name="P10">&lt;<text:span text:style-name="T12">transitionSet </text:span><text:span text:style-name="T5">xmlns:</text:span><text:span text:style-name="T14">android</text:span><text:span text:style-name="T5">=</text:span><text:span text:style-name="T9">"http://schemas.android.com/apk/res/android"</text:span>&gt;</text:p>
      <text:p text:style-name="P9"><text:s text:c="4"/><text:span text:style-name="T18">&lt;</text:span><text:span text:style-name="T13">slide</text:span></text:p>
      <text:p text:style-name="P9"><text:span text:style-name="T11"><text:s text:c="8"/></text:span><text:span text:style-name="T15">android</text:span><text:span text:style-name="T7">:duration=</text:span><text:span text:style-name="T10">"500"</text:span></text:p>
      <text:p text:style-name="P9"><text:span text:style-name="T8"><text:s text:c="8"/></text:span><text:span text:style-name="T15">android</text:span><text:span text:style-name="T7">:slideEdge=</text:span><text:span text:style-name="T10">"top" </text:span><text:span text:style-name="T18">/&gt;</text:span></text:p>
      <text:p text:style-name="P4">&lt;/<text:span text:style-name="T12">transitionSet</text:span>&gt;</text:p>
      <text:p text:style-name="P5"/>
      <text:p text:style-name="P5"/>
      <text:p text:style-name="P7"><text:span text:style-name="T20">8. </text:span>TransitionHelper.<text:span text:style-name="T20">java</text:span></text:p>
      <text:p text:style-name="P7"><text:span text:style-name="T12">package </text:span>com.spaceo.transitionanimation;</text:p>
      <text:p text:style-name="P10"><text:span text:style-name="T12">import </text:span>android.app.Activity;</text:p>
      <text:p text:style-name="P10"><text:span text:style-name="T12">import </text:span><text:span text:style-name="T21">android.support.annotation.NonNull</text:span>;</text:p>
      <text:p text:style-name="P10"><text:span text:style-name="T12">import </text:span><text:span text:style-name="T21">android.support.annotation.Nullable</text:span>;</text:p>
      <text:p text:style-name="P10"><text:span text:style-name="T12">import </text:span>android.support.v4.util.Pair;</text:p>
      <text:p text:style-name="P10"><text:span text:style-name="T12">import </text:span>android.view.View;</text:p>
      <text:p text:style-name="P10"><text:span text:style-name="T12">import </text:span>java.util.ArrayList;</text:p>
      <text:p text:style-name="P10"><text:span text:style-name="T12">import </text:span>java.util.Arrays;</text:p>
      <text:p text:style-name="P10"><text:span text:style-name="T12">import </text:span>java.util.List;</text:p>
      <text:p text:style-name="P10"><text:span text:style-name="T12">class </text:span><text:span text:style-name="T23">TransitionHelper</text:span> {</text:p>
      <text:p text:style-name="P9"><text:s text:c="4"/><text:span text:style-name="T13">public static </text:span><text:span text:style-name="T18">Pair&lt;View, String&gt;[] createSafeTransitionParticipants(</text:span><text:span text:style-name="T22">@NonNull </text:span><text:span text:style-name="T18">Activity activity,</text:span></text:p>
      <text:p text:style-name="P9"><text:s text:c="72"/><text:span text:style-name="T13">boolean </text:span><text:span text:style-name="T18">includeStatusBar, </text:span><text:span text:style-name="T22">@Nullable </text:span><text:span text:style-name="T18">Pair... otherParticipants) {</text:span></text:p>
      <text:p text:style-name="P9"><text:s text:c="8"/><text:span text:style-name="T18">View decor = activity.getWindow().getDecorView();</text:span></text:p>
      <text:p text:style-name="P9"><text:s text:c="8"/><text:span text:style-name="T18">View statusBar = </text:span><text:span text:style-name="T13">null</text:span><text:span text:style-name="T18">;</text:span></text:p>
      <text:p text:style-name="P9"><text:s text:c="8"/><text:span text:style-name="T13">if </text:span><text:span text:style-name="T18">(includeStatusBar) {</text:span></text:p>
      <text:p text:style-name="P9"><text:s text:c="12"/><text:span text:style-name="T18">statusBar = decor.findViewById(android.R.id.</text:span><text:span text:style-name="T16">statusBarBackground</text:span><text:span text:style-name="T18">);</text:span></text:p>
      <text:p text:style-name="P9"><text:s text:c="8"/><text:span text:style-name="T18">}</text:span></text:p>
      <text:p text:style-name="P9"><text:s text:c="8"/><text:span text:style-name="T18">View navBar = decor.findViewById(android.R.id.</text:span><text:span text:style-name="T16">navigationBarBackground</text:span><text:span text:style-name="T18">);</text:span></text:p>
      <text:p text:style-name="P9"><text:s text:c="8"/><text:span text:style-name="T18">List&lt;Pair&gt; participants = </text:span><text:span text:style-name="T13">new </text:span><text:span text:style-name="T18">ArrayList&lt;&gt;(</text:span><text:span text:style-name="T6">3</text:span><text:span text:style-name="T18">);</text:span></text:p>
      <text:p text:style-name="P9"><text:s text:c="8"/><text:span text:style-name="T19">addNonNullViewToTransitionParticipants</text:span><text:span text:style-name="T18">(statusBar, participants);</text:span></text:p>
      <text:p text:style-name="P9"><text:s text:c="8"/><text:span text:style-name="T19">addNonNullViewToTransitionParticipants</text:span><text:span text:style-name="T18">(navBar, participants);</text:span></text:p>
      <text:p text:style-name="P9"><text:s text:c="8"/><text:span text:style-name="T13">if </text:span><text:span text:style-name="T18">(otherParticipants != </text:span><text:span text:style-name="T13">null </text:span><text:span text:style-name="T18">&amp;&amp; !(otherParticipants.</text:span><text:span text:style-name="T15">length </text:span><text:span text:style-name="T18">== </text:span><text:span text:style-name="T6">1</text:span></text:p>
      <text:p text:style-name="P9"><text:span text:style-name="T4"><text:s text:c="16"/></text:span><text:span text:style-name="T18">&amp;&amp; otherParticipants[</text:span><text:span text:style-name="T6">0</text:span><text:span text:style-name="T18">] == </text:span><text:span text:style-name="T13">null</text:span><text:span text:style-name="T18">)) {</text:span></text:p>
      <text:p text:style-name="P9"><text:s text:c="12"/><text:span text:style-name="T18">participants.addAll(Arrays.</text:span><text:span text:style-name="T19">asList</text:span><text:span text:style-name="T18">(otherParticipants));</text:span></text:p>
      <text:p text:style-name="P9"><text:s text:c="8"/><text:span text:style-name="T18">}</text:span></text:p>
      <text:p text:style-name="P9"><text:s text:c="8"/><text:span text:style-name="T13">return </text:span><text:span text:style-name="T18">participants.toArray(</text:span><text:span text:style-name="T13">new </text:span><text:span text:style-name="T18">Pair[participants.size()]);</text:span></text:p>
      <text:p text:style-name="P9"><text:s text:c="4"/><text:span text:style-name="T18">}</text:span></text:p>
      <text:p text:style-name="P9"><text:s text:c="4"/><text:span text:style-name="T13">private static void </text:span><text:span text:style-name="T18">addNonNullViewToTransitionParticipants(View view, List&lt;Pair&gt; participants) {</text:span></text:p>
      <text:p text:style-name="P9"><text:s text:c="8"/><text:span text:style-name="T13">if </text:span><text:span text:style-name="T18">(view == </text:span><text:span text:style-name="T13">null</text:span><text:span text:style-name="T18">) {</text:span></text:p>
      <text:p text:style-name="P9"><text:s text:c="12"/><text:span text:style-name="T13">return</text:span><text:span text:style-name="T18">;</text:span></text:p>
      <text:p text:style-name="P9"><text:s text:c="8"/><text:span text:style-name="T18">}</text:span></text:p>
      <text:p text:style-name="P9"><text:s text:c="8"/><text:span text:style-name="T18">participants.add(</text:span><text:span text:style-name="T13">new </text:span><text:span text:style-name="T18">Pair&lt;&gt;(view, view.getTransitionName()));</text:span></text:p>
      <text:p text:style-name="P9"><text:s text:c="4"/><text:span text:style-name="T18">}</text:span></text:p>
      <text:p text:style-name="P4">}</text:p>
      <text:p text:style-name="P7"/>
      <text:p text:style-name="P7"><text:soft-page-break/></text:p>
      <text:p text:style-name="P7"/>
      <text:p text:style-name="P7"/>
      <text:p text:style-name="P8"><text:span text:style-name="T20">9. </text:span>MainActivity.<text:span text:style-name="T20">java</text:span></text:p>
      <text:p text:style-name="P7"><text:span text:style-name="T12">package </text:span>com.spaceo.transitionanimation;</text:p>
      <text:p text:style-name="P10"><text:span text:style-name="T12">import </text:span>android.content.Intent;</text:p>
      <text:p text:style-name="P10"><text:span text:style-name="T12">import </text:span>android.support.v4.app.ActivityOptionsCompat;</text:p>
      <text:p text:style-name="P10"><text:span text:style-name="T12">import </text:span>android.support.v4.util.Pair;</text:p>
      <text:p text:style-name="P10"><text:span text:style-name="T12">import </text:span>android.support.v7.app.AppCompatActivity;</text:p>
      <text:p text:style-name="P10"><text:span text:style-name="T12">import </text:span>android.os.Bundle;</text:p>
      <text:p text:style-name="P10"><text:span text:style-name="T12">import </text:span>android.view.View;</text:p>
      <text:p text:style-name="P10"><text:span text:style-name="T12">import </text:span>android.widget.Button;</text:p>
      <text:p text:style-name="P10"><text:span text:style-name="T12">public class </text:span>MainActivity <text:span text:style-name="T12">extends </text:span>AppCompatActivity {</text:p>
      <text:p text:style-name="P9"><text:s text:c="4"/><text:span text:style-name="T13">private </text:span><text:span text:style-name="T18">Button </text:span><text:span text:style-name="T15">transition1</text:span><text:span text:style-name="T18">;</text:span></text:p>
      <text:p text:style-name="P9"><text:s text:c="4"/><text:span text:style-name="T13">private </text:span><text:span text:style-name="T18">Button </text:span><text:span text:style-name="T15">transition2</text:span><text:span text:style-name="T18">;</text:span></text:p>
      <text:p text:style-name="P9"><text:s text:c="4"/><text:span text:style-name="T13">private </text:span><text:span text:style-name="T18">Button </text:span><text:span text:style-name="T15">transition3</text:span><text:span text:style-name="T18">;</text:span></text:p>
      <text:p text:style-name="P9"><text:s text:c="4"/><text:span text:style-name="T13">private </text:span><text:span text:style-name="T18">Button </text:span><text:span text:style-name="T15">transition4</text:span><text:span text:style-name="T18">;</text:span></text:p>
      <text:p text:style-name="P9"><text:s text:c="4"/><text:span text:style-name="T13">public static final </text:span><text:span text:style-name="T18">String </text:span><text:span text:style-name="T16">TRANSITION_TYPE</text:span><text:span text:style-name="T18">=</text:span><text:span text:style-name="T10">"transition_type"</text:span><text:span text:style-name="T18">;</text:span></text:p>
      <text:p text:style-name="P9"><text:s text:c="4"/><text:span text:style-name="T22">@Override</text:span></text:p>
      <text:p text:style-name="P9"><text:span text:style-name="T21"><text:s text:c="4"/></text:span><text:span text:style-name="T13">protected void </text:span><text:span text:style-name="T18">onCreate(Bundle savedInstanceState) {</text:span></text:p>
      <text:p text:style-name="P9"><text:s text:c="8"/><text:span text:style-name="T13">super</text:span><text:span text:style-name="T18">.onCreate(savedInstanceState);</text:span></text:p>
      <text:p text:style-name="P9"><text:s text:c="8"/><text:span text:style-name="T18">setContentView(R.layout.</text:span><text:span text:style-name="T16">activity_main</text:span><text:span text:style-name="T18">);</text:span></text:p>
      <text:p text:style-name="P9"><text:s text:c="8"/><text:span text:style-name="T18">initControls();</text:span></text:p>
      <text:p text:style-name="P9"><text:s text:c="4"/><text:span text:style-name="T18">}</text:span></text:p>
      <text:p text:style-name="P9"><text:s text:c="4"/><text:span text:style-name="T13">private void </text:span><text:span text:style-name="T18">initControls() {</text:span></text:p>
      <text:p text:style-name="P9"><text:s text:c="8"/><text:span text:style-name="T15">transition1</text:span><text:span text:style-name="T18">=(Button)findViewById(R.id.</text:span><text:span text:style-name="T16">transition1</text:span><text:span text:style-name="T18">);</text:span></text:p>
      <text:p text:style-name="P9"><text:s text:c="8"/><text:span text:style-name="T15">transition2</text:span><text:span text:style-name="T18">=(Button)findViewById(R.id.</text:span><text:span text:style-name="T16">transition2</text:span><text:span text:style-name="T18">);</text:span></text:p>
      <text:p text:style-name="P9"><text:s text:c="8"/><text:span text:style-name="T15">transition3</text:span><text:span text:style-name="T18">=(Button)findViewById(R.id.</text:span><text:span text:style-name="T16">transition3</text:span><text:span text:style-name="T18">);</text:span></text:p>
      <text:p text:style-name="P9"><text:s text:c="8"/><text:span text:style-name="T15">transition4</text:span><text:span text:style-name="T18">=(Button)findViewById(R.id.</text:span><text:span text:style-name="T16">transition4</text:span><text:span text:style-name="T18">);</text:span></text:p>
      <text:p text:style-name="P9"><text:s text:c="8"/><text:span text:style-name="T15">transition1</text:span><text:span text:style-name="T18">.setOnClickListener(</text:span><text:span text:style-name="T13">new </text:span><text:span text:style-name="T18">View.OnClickListener() {</text:span></text:p>
      <text:p text:style-name="P9"><text:s text:c="12"/><text:span text:style-name="T22">@Override</text:span></text:p>
      <text:p text:style-name="P9"><text:span text:style-name="T21"><text:s text:c="12"/></text:span><text:span text:style-name="T13">public void </text:span><text:span text:style-name="T18">onClick(View view) {</text:span></text:p>
      <text:p text:style-name="P9"><text:s text:c="16"/><text:span text:style-name="T18">Intent mIntent=</text:span><text:span text:style-name="T13">new </text:span><text:span text:style-name="T18">Intent(MainActivity.</text:span><text:span text:style-name="T13">this</text:span><text:span text:style-name="T18">, NextAcitivity.</text:span><text:span text:style-name="T13">class</text:span><text:span text:style-name="T18">);</text:span></text:p>
      <text:p text:style-name="P9"><text:s text:c="16"/><text:span text:style-name="T18">mIntent.putExtra(</text:span><text:span text:style-name="T16">TRANSITION_TYPE</text:span><text:span text:style-name="T18">,</text:span><text:span text:style-name="T6">1</text:span><text:span text:style-name="T18">);</text:span></text:p>
      <text:p text:style-name="P9"><text:s text:c="16"/><text:span text:style-name="T18">transitionTo(mIntent);</text:span></text:p>
      <text:p text:style-name="P9"><text:s text:c="12"/><text:span text:style-name="T18">}</text:span></text:p>
      <text:p text:style-name="P9"><text:s text:c="8"/><text:span text:style-name="T18">});</text:span></text:p>
      <text:p text:style-name="P9"><text:s text:c="8"/><text:span text:style-name="T15">transition2</text:span><text:span text:style-name="T18">.setOnClickListener(</text:span><text:span text:style-name="T13">new </text:span><text:span text:style-name="T18">View.OnClickListener() {</text:span></text:p>
      <text:p text:style-name="P9"><text:s text:c="12"/><text:span text:style-name="T22">@Override</text:span></text:p>
      <text:p text:style-name="P9"><text:span text:style-name="T21"><text:s text:c="12"/></text:span><text:span text:style-name="T13">public void </text:span><text:span text:style-name="T18">onClick(View view) {</text:span></text:p>
      <text:p text:style-name="P9"><text:s text:c="16"/><text:span text:style-name="T18">Intent mIntent=</text:span><text:span text:style-name="T13">new </text:span><text:span text:style-name="T18">Intent(MainActivity.</text:span><text:span text:style-name="T13">this</text:span><text:span text:style-name="T18">, NextAcitivity.</text:span><text:span text:style-name="T13">class</text:span><text:span text:style-name="T18">);</text:span></text:p>
      <text:p text:style-name="P9"><text:s text:c="16"/><text:span text:style-name="T18">mIntent.putExtra(</text:span><text:span text:style-name="T16">TRANSITION_TYPE</text:span><text:span text:style-name="T18">,</text:span><text:span text:style-name="T6">2</text:span><text:span text:style-name="T18">);</text:span></text:p>
      <text:p text:style-name="P9"><text:s text:c="16"/><text:span text:style-name="T18">transitionTo(mIntent);</text:span></text:p>
      <text:p text:style-name="P9"><text:s text:c="12"/><text:span text:style-name="T18">}</text:span></text:p>
      <text:p text:style-name="P9"><text:s text:c="8"/><text:span text:style-name="T18">});</text:span></text:p>
      <text:p text:style-name="P9"><text:s text:c="8"/><text:span text:style-name="T15">transition3</text:span><text:span text:style-name="T18">.setOnClickListener(</text:span><text:span text:style-name="T13">new </text:span><text:span text:style-name="T18">View.OnClickListener() {</text:span></text:p>
      <text:p text:style-name="P9"><text:s text:c="12"/><text:span text:style-name="T22">@Override</text:span></text:p>
      <text:p text:style-name="P9"><text:span text:style-name="T21"><text:s text:c="12"/></text:span><text:span text:style-name="T13">public void </text:span><text:span text:style-name="T18">onClick(View view) {</text:span></text:p>
      <text:p text:style-name="P9"><text:s text:c="16"/><text:span text:style-name="T18">Intent mIntent=</text:span><text:span text:style-name="T13">new </text:span><text:span text:style-name="T18">Intent(MainActivity.</text:span><text:span text:style-name="T13">this</text:span><text:span text:style-name="T18">, NextAcitivity.</text:span><text:span text:style-name="T13">class</text:span><text:span text:style-name="T18">);</text:span></text:p>
      <text:p text:style-name="P9"><text:s text:c="16"/><text:span text:style-name="T18">mIntent.putExtra(</text:span><text:span text:style-name="T16">TRANSITION_TYPE</text:span><text:span text:style-name="T18">,</text:span><text:span text:style-name="T6">3</text:span><text:span text:style-name="T18">);</text:span></text:p>
      <text:p text:style-name="P9"><text:s text:c="16"/><text:span text:style-name="T18">transitionTo(mIntent);</text:span></text:p>
      <text:p text:style-name="P9"><text:s text:c="12"/><text:span text:style-name="T18">}</text:span></text:p>
      <text:p text:style-name="P9"><text:s text:c="8"/><text:span text:style-name="T18">});</text:span></text:p>
      <text:p text:style-name="P9"><text:s text:c="8"/><text:span text:style-name="T15">transition4</text:span><text:span text:style-name="T18">.setOnClickListener(</text:span><text:span text:style-name="T13">new </text:span><text:span text:style-name="T18">View.OnClickListener() {</text:span></text:p>
      <text:p text:style-name="P9"><text:s text:c="12"/><text:span text:style-name="T22">@Override</text:span></text:p>
      <text:p text:style-name="P9"><text:span text:style-name="T21"><text:s text:c="12"/></text:span><text:span text:style-name="T13">public void </text:span><text:span text:style-name="T18">onClick(View view) {</text:span></text:p>
      <text:p text:style-name="P9"><text:s text:c="16"/><text:span text:style-name="T18">Intent mIntent=</text:span><text:span text:style-name="T13">new </text:span><text:span text:style-name="T18">Intent(MainActivity.</text:span><text:span text:style-name="T13">this</text:span><text:span text:style-name="T18">, NextAcitivity.</text:span><text:span text:style-name="T13">class</text:span><text:span text:style-name="T18">);</text:span></text:p>
      <text:p text:style-name="P9"><text:s text:c="16"/><text:span text:style-name="T18">mIntent.putExtra(</text:span><text:span text:style-name="T16">TRANSITION_TYPE</text:span><text:span text:style-name="T18">,</text:span><text:span text:style-name="T6">4</text:span><text:span text:style-name="T18">);</text:span></text:p>
      <text:p text:style-name="P9"><text:soft-page-break/><text:s text:c="16"/><text:span text:style-name="T18">transitionTo(mIntent);</text:span></text:p>
      <text:p text:style-name="P9"><text:s text:c="12"/><text:span text:style-name="T18">}</text:span></text:p>
      <text:p text:style-name="P9"><text:s text:c="8"/><text:span text:style-name="T18">});</text:span></text:p>
      <text:p text:style-name="P9"><text:s text:c="4"/><text:span text:style-name="T18">}</text:span></text:p>
      <text:p text:style-name="P9"><text:s text:c="4"/><text:span text:style-name="T22">@SuppressWarnings</text:span><text:span text:style-name="T18">(</text:span><text:span text:style-name="T10">"unchecked"</text:span><text:span text:style-name="T18">)</text:span></text:p>
      <text:p text:style-name="P9"><text:s text:c="4"/><text:span text:style-name="T13">void </text:span><text:span text:style-name="T18">transitionTo(Intent i) {</text:span></text:p>
      <text:p text:style-name="P9"><text:s text:c="8"/><text:span text:style-name="T13">final </text:span><text:span text:style-name="T18">Pair&lt;View, String&gt;[] pairs = TransitionHelper.</text:span><text:span text:style-name="T19">createSafeTransitionParticipants</text:span><text:span text:style-name="T18">(</text:span><text:span text:style-name="T13">this</text:span><text:span text:style-name="T18">, </text:span><text:span text:style-name="T13">true</text:span><text:span text:style-name="T18">);</text:span></text:p>
      <text:p text:style-name="P9"><text:s text:c="8"/><text:span text:style-name="T18">ActivityOptionsCompat transitionActivityOptions = ActivityOptionsCompat.</text:span><text:span text:style-name="T19">makeSceneTransitionAnimation</text:span><text:span text:style-name="T18">(</text:span><text:span text:style-name="T13">this</text:span><text:span text:style-name="T18">, pairs);</text:span></text:p>
      <text:p text:style-name="P9"><text:s text:c="8"/><text:span text:style-name="T18">startActivity(i, transitionActivityOptions.toBundle());</text:span></text:p>
      <text:p text:style-name="P9"><text:s text:c="4"/><text:span text:style-name="T18">}</text:span></text:p>
      <text:p text:style-name="P4">}</text:p>
      <text:p text:style-name="P8"/>
      <text:p text:style-name="P8"/>
      <text:p text:style-name="P8"/>
      <text:p text:style-name="P7"><text:span text:style-name="T20">10.</text:span>NextAcitivity.<text:span text:style-name="T20">java</text:span></text:p>
      <text:p text:style-name="P7"><text:span text:style-name="T12">package </text:span>com.spaceo.transitionanimation;</text:p>
      <text:p text:style-name="P10"><text:span text:style-name="T12">import </text:span>android.os.Bundle;</text:p>
      <text:p text:style-name="P10"><text:span text:style-name="T12">import </text:span>android.support.v7.app.AppCompatActivity;</text:p>
      <text:p text:style-name="P10"><text:span text:style-name="T12">import </text:span>android.transition.Explode;</text:p>
      <text:p text:style-name="P10"><text:span text:style-name="T12">import </text:span>android.transition.Slide;</text:p>
      <text:p text:style-name="P10"><text:span text:style-name="T12">import </text:span>android.transition.Transition;</text:p>
      <text:p text:style-name="P10"><text:span text:style-name="T12">import </text:span>android.transition.TransitionInflater;</text:p>
      <text:p text:style-name="P10"><text:span text:style-name="T12">import </text:span>android.view.Gravity;</text:p>
      <text:p text:style-name="P10"><text:span text:style-name="T12">import </text:span>android.view.View;</text:p>
      <text:p text:style-name="P10"><text:span text:style-name="T12">import </text:span>android.widget.Button;</text:p>
      <text:p text:style-name="P10"><text:span text:style-name="T12">import static </text:span>com.spaceo.transitionanimation.MainActivity.<text:span text:style-name="T17">TRANSITION_TYPE</text:span>;</text:p>
      <text:p text:style-name="P10"><text:span text:style-name="T12">public class </text:span><text:span text:style-name="T23">NextAcitivity</text:span> <text:span text:style-name="T12">extends </text:span>AppCompatActivity {</text:p>
      <text:p text:style-name="P9"><text:s text:c="4"/><text:span text:style-name="T22">@Override</text:span></text:p>
      <text:p text:style-name="P9"><text:span text:style-name="T21"><text:s text:c="4"/></text:span><text:span text:style-name="T13">protected void </text:span><text:span text:style-name="T18">onCreate(Bundle savedInstanceState) {</text:span></text:p>
      <text:p text:style-name="P9"><text:s text:c="8"/><text:span text:style-name="T13">super</text:span><text:span text:style-name="T18">.onCreate(savedInstanceState);</text:span></text:p>
      <text:p text:style-name="P9"><text:s text:c="8"/><text:span text:style-name="T18">setContentView(R.layout.</text:span><text:span text:style-name="T16">transition_activity</text:span><text:span text:style-name="T18">);</text:span></text:p>
      <text:p text:style-name="P9"><text:s text:c="8"/><text:span text:style-name="T18">((Button)findViewById(R.id.</text:span><text:span text:style-name="T16">exit_button</text:span><text:span text:style-name="T18">)).setOnClickListener(</text:span><text:span text:style-name="T13">new </text:span><text:span text:style-name="T18">View.OnClickListener() {</text:span></text:p>
      <text:p text:style-name="P9"><text:s text:c="12"/><text:span text:style-name="T22">@Override</text:span></text:p>
      <text:p text:style-name="P9"><text:span text:style-name="T21"><text:s text:c="12"/></text:span><text:span text:style-name="T13">public void </text:span><text:span text:style-name="T18">onClick(View view) {</text:span></text:p>
      <text:p text:style-name="P9"><text:s text:c="16"/><text:span text:style-name="T18">onBackPressed();</text:span></text:p>
      <text:p text:style-name="P9"><text:s text:c="12"/><text:span text:style-name="T18">}</text:span></text:p>
      <text:p text:style-name="P9"><text:s text:c="8"/><text:span text:style-name="T18">});</text:span></text:p>
      <text:p text:style-name="P9"><text:s text:c="8"/><text:span text:style-name="T13">int </text:span><text:span text:style-name="T18">type = getIntent().getIntExtra(</text:span><text:span text:style-name="T16">TRANSITION_TYPE</text:span><text:span text:style-name="T18">,</text:span><text:span text:style-name="T6">1</text:span><text:span text:style-name="T18">);</text:span></text:p>
      <text:p text:style-name="P9"><text:s text:c="8"/><text:span text:style-name="T13">switch </text:span><text:span text:style-name="T18">(type){</text:span></text:p>
      <text:p text:style-name="P9"><text:s text:c="12"/><text:span text:style-name="T13">case </text:span><text:span text:style-name="T6">1</text:span><text:span text:style-name="T18">:</text:span></text:p>
      <text:p text:style-name="P9"><text:s text:c="16"/><text:span text:style-name="T18">Explode explodeTransition = </text:span><text:span text:style-name="T13">new </text:span><text:span text:style-name="T18">Explode();</text:span></text:p>
      <text:p text:style-name="P9"><text:s text:c="16"/><text:span text:style-name="T18">explodeTransition.setDuration(</text:span><text:span text:style-name="T6">500</text:span><text:span text:style-name="T18">);</text:span></text:p>
      <text:p text:style-name="P9"><text:s text:c="16"/><text:span text:style-name="T18">getWindow().setEnterTransition(explodeTransition);</text:span></text:p>
      <text:p text:style-name="P9"><text:s text:c="16"/><text:span text:style-name="T13">break</text:span><text:span text:style-name="T18">;</text:span></text:p>
      <text:p text:style-name="P9"><text:s text:c="12"/><text:span text:style-name="T13">case </text:span><text:span text:style-name="T6">2</text:span><text:span text:style-name="T18">:</text:span></text:p>
      <text:p text:style-name="P9"><text:s text:c="16"/><text:span text:style-name="T18">Transition explodeWithBounce = TransitionInflater.</text:span><text:span text:style-name="T19">from</text:span><text:span text:style-name="T18">(</text:span><text:span text:style-name="T13">this</text:span><text:span text:style-name="T18">).inflateTransition(R.transition.</text:span><text:span text:style-name="T16">explode</text:span><text:span text:style-name="T18">);</text:span></text:p>
      <text:p text:style-name="P9"><text:s text:c="16"/><text:span text:style-name="T18">getWindow().setEnterTransition(explodeWithBounce);</text:span></text:p>
      <text:p text:style-name="P9"><text:s text:c="16"/><text:span text:style-name="T13">break</text:span><text:span text:style-name="T18">;</text:span></text:p>
      <text:p text:style-name="P9"><text:s text:c="12"/><text:span text:style-name="T13">case </text:span><text:span text:style-name="T6">3</text:span><text:span text:style-name="T18">:</text:span></text:p>
      <text:p text:style-name="P9"><text:s text:c="16"/><text:span text:style-name="T18">Slide slideTransition = </text:span><text:span text:style-name="T13">new </text:span><text:span text:style-name="T18">Slide();</text:span></text:p>
      <text:p text:style-name="P9"><text:s text:c="16"/><text:span text:style-name="T18">slideTransition.setDuration(</text:span><text:span text:style-name="T6">500</text:span><text:span text:style-name="T18">);</text:span></text:p>
      <text:p text:style-name="P9"><text:s text:c="16"/><text:span text:style-name="T18">slideTransition.setSlideEdge(Gravity.</text:span><text:span text:style-name="T16">RIGHT</text:span><text:span text:style-name="T18">);</text:span></text:p>
      <text:p text:style-name="P9"><text:s text:c="16"/><text:span text:style-name="T18">getWindow().setEnterTransition(slideTransition);</text:span></text:p>
      <text:p text:style-name="P9"><text:soft-page-break/><text:s text:c="16"/><text:span text:style-name="T13">break</text:span><text:span text:style-name="T18">;</text:span></text:p>
      <text:p text:style-name="P9"><text:s text:c="12"/><text:span text:style-name="T13">case </text:span><text:span text:style-name="T6">4</text:span><text:span text:style-name="T18">:</text:span></text:p>
      <text:p text:style-name="P9"><text:s text:c="16"/><text:span text:style-name="T18">Transition slideFromTop = TransitionInflater.</text:span><text:span text:style-name="T19">from</text:span><text:span text:style-name="T18">(</text:span><text:span text:style-name="T13">this</text:span><text:span text:style-name="T18">).inflateTransition(R.transition.</text:span><text:span text:style-name="T16">slide_from_top</text:span><text:span text:style-name="T18">);</text:span></text:p>
      <text:p text:style-name="P9"><text:s text:c="16"/><text:span text:style-name="T18">getWindow().setEnterTransition(slideFromTop);</text:span></text:p>
      <text:p text:style-name="P9"><text:s text:c="16"/><text:span text:style-name="T13">break</text:span><text:span text:style-name="T18">;</text:span></text:p>
      <text:p text:style-name="P9"><text:s text:c="12"/><text:span text:style-name="T13">default</text:span><text:span text:style-name="T18">:</text:span></text:p>
      <text:p text:style-name="P9"><text:s text:c="16"/><text:span text:style-name="T13">break</text:span><text:span text:style-name="T18">;</text:span></text:p>
      <text:p text:style-name="P9"><text:s text:c="8"/><text:span text:style-name="T18">}</text:span></text:p>
      <text:p text:style-name="P9"><text:s text:c="4"/><text:span text:style-name="T18">}</text:span></text:p>
      <text:p text:style-name="P4">}</text:p>
      <text:p text:style-name="P7"/>
      <text:p text:style-name="P7"/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Ubuntu" svg:font-family="Ubuntu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10:51:20.841711784</meta:creation-date>
    <dc:date>2017-01-24T10:55:51.756349143</dc:date>
    <meta:editing-duration>PT4M30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6" meta:paragraph-count="241" meta:word-count="555" meta:character-count="9635" meta:non-whitespace-character-count="7651"/>
  </office:meta>
</office:document-meta>
</file>